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is Version Control?</text:p>
      <text:p text:style-name="Standard">Version control tracks changes to files, enabling teams to collaborate, revert to earlier versions, and view the history of modifications. It’s widely used in software development and other fields.</text:p>
      <text:p text:style-name="Standard"/>
      <text:p text:style-name="Standard">Benefit of Version Control:</text:p>
      <text:p text:style-name="Standard">A key benefit is collaboration. Multiple people can work on a project simultaneously without overwriting each other’s work, making <text:span text:style-name="T1">teamwork</text:span> smoother.</text:p>
      <text:p text:style-name="Standard"/>
      <text:p text:style-name="Standard">Application of Version Control:</text:p>
      <text:p text:style-name="Standard">In software development, each team member can work on features separately using branches. Once complete, changes are merged into the main project without conflict.</text:p>
      <text:p text:style-name="Standard"/>
      <text:p text:style-name="Standard"><text:s/>Example Command (Git):</text:p>
      <text:p text:style-name="Standard"/>
      <text:p text:style-name="Standard"><text:tab/>git commit -m "Description of the changes"</text:p>
      <text:p text:style-name="Standard"/>
      <text:p text:style-name="Standard">This command saves changes and adds a message explaining the upd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2:01:53.458000000</meta:creation-date>
    <dc:date>2024-09-21T22:03:40.688000000</dc:date>
    <meta:editing-duration>PT1M49S</meta:editing-duration>
    <meta:editing-cycles>1</meta:editing-cycles>
    <meta:document-statistic meta:table-count="0" meta:image-count="0" meta:object-count="0" meta:page-count="1" meta:paragraph-count="9" meta:word-count="107" meta:character-count="725" meta:non-whitespace-character-count="625"/>
    <meta:generator>LibreOffice/7.5.3.2$Windows_X86_64 LibreOffice_project/9f56dff12ba03b9acd7730a5a481eea045e468f3</meta:generator>
  </office:meta>
</office:document-meta>
</file>